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20c8" officeooo:paragraph-rsid="001d20c8"/>
    </style:style>
    <style:style style:name="P2" style:family="paragraph" style:parent-style-name="Standard">
      <style:text-properties fo:font-size="16pt" fo:font-weight="bold" officeooo:rsid="001d20c8" officeooo:paragraph-rsid="001d20c8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d20c8" officeooo:paragraph-rsid="001fcc1a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d20c8" officeooo:paragraph-rsid="00235a81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d20c8" officeooo:paragraph-rsid="0027bae8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d20c8" officeooo:paragraph-rsid="0028e1ac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d20c8" officeooo:paragraph-rsid="002b1112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d20c8" officeooo:paragraph-rsid="002d4a27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27bae8" officeooo:paragraph-rsid="0027bae8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2d4a27" officeooo:paragraph-rsid="002e2df1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2e2df1" officeooo:paragraph-rsid="002e2df1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2f1b27" officeooo:paragraph-rsid="002f1b27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normal" officeooo:rsid="00218028" officeooo:paragraph-rsid="00218028" style:font-size-asian="16pt" style:font-weight-asian="normal" style:font-size-complex="16pt" style:font-weight-complex="normal"/>
    </style:style>
    <style:style style:name="P14" style:family="paragraph" style:parent-style-name="Standard">
      <style:text-properties fo:font-size="16pt" fo:font-weight="normal" officeooo:rsid="00261e70" officeooo:paragraph-rsid="00261e70" style:font-size-asian="16pt" style:font-weight-asian="normal" style:font-size-complex="16pt" style:font-weight-complex="normal"/>
    </style:style>
    <style:style style:name="P15" style:family="paragraph" style:parent-style-name="Standard">
      <style:text-properties fo:font-size="16pt" fo:font-weight="normal" officeooo:rsid="0027bae8" officeooo:paragraph-rsid="0027bae8" style:font-size-asian="16pt" style:font-weight-asian="normal" style:font-size-complex="16pt" style:font-weight-complex="normal"/>
    </style:style>
    <style:style style:name="P16" style:family="paragraph" style:parent-style-name="Standard">
      <style:text-properties fo:font-size="16pt" fo:font-weight="normal" officeooo:rsid="00283f5d" officeooo:paragraph-rsid="00283f5d" style:font-size-asian="16pt" style:font-weight-asian="normal" style:font-size-complex="16pt" style:font-weight-complex="normal"/>
    </style:style>
    <style:style style:name="P17" style:family="paragraph" style:parent-style-name="Standard">
      <style:text-properties fo:font-size="16pt" fo:font-weight="normal" officeooo:rsid="0028e1ac" officeooo:paragraph-rsid="0028e1ac" style:font-size-asian="16pt" style:font-weight-asian="normal" style:font-size-complex="16pt" style:font-weight-complex="normal"/>
    </style:style>
    <style:style style:name="P18" style:family="paragraph" style:parent-style-name="Standard">
      <style:text-properties fo:font-size="16pt" fo:font-weight="normal" officeooo:rsid="002a2ddc" officeooo:paragraph-rsid="002a2ddc" style:font-size-asian="16pt" style:font-weight-asian="normal" style:font-size-complex="16pt" style:font-weight-complex="normal"/>
    </style:style>
    <style:style style:name="P19" style:family="paragraph" style:parent-style-name="Standard">
      <style:text-properties fo:font-size="16pt" fo:font-weight="normal" officeooo:rsid="002a2ddc" officeooo:paragraph-rsid="002b1112" style:font-size-asian="16pt" style:font-weight-asian="normal" style:font-size-complex="16pt" style:font-weight-complex="normal"/>
    </style:style>
    <style:style style:name="P20" style:family="paragraph" style:parent-style-name="Standard">
      <style:text-properties fo:font-size="16pt" fo:font-weight="normal" officeooo:rsid="002b1112" officeooo:paragraph-rsid="002b1112" style:font-size-asian="16pt" style:font-weight-asian="normal" style:font-size-complex="16pt" style:font-weight-complex="normal"/>
    </style:style>
    <style:style style:name="P21" style:family="paragraph" style:parent-style-name="Standard">
      <style:text-properties fo:font-size="16pt" fo:font-weight="normal" officeooo:rsid="002d4a27" officeooo:paragraph-rsid="002d4a27" style:font-size-asian="16pt" style:font-weight-asian="normal" style:font-size-complex="16pt" style:font-weight-complex="normal"/>
    </style:style>
    <style:style style:name="P22" style:family="paragraph" style:parent-style-name="Standard">
      <style:text-properties fo:font-size="16pt" fo:font-weight="normal" officeooo:rsid="002f1b27" officeooo:paragraph-rsid="002f1b27" style:font-size-asian="16pt" style:font-weight-asian="normal" style:font-size-complex="16pt" style:font-weight-complex="normal"/>
    </style:style>
    <style:style style:name="P23" style:family="paragraph" style:parent-style-name="Standard">
      <style:text-properties fo:font-size="16pt" officeooo:rsid="001d20c8" officeooo:paragraph-rsid="001d20c8" style:font-size-asian="16pt" style:font-size-complex="16pt"/>
    </style:style>
    <style:style style:name="P24" style:family="paragraph" style:parent-style-name="Standard">
      <style:text-properties fo:font-size="16pt" officeooo:rsid="001e752b" officeooo:paragraph-rsid="001e752b" style:font-size-asian="16pt" style:font-size-complex="16pt"/>
    </style:style>
    <style:style style:name="P25" style:family="paragraph" style:parent-style-name="Standard">
      <style:text-properties fo:font-size="16pt" officeooo:rsid="001d6da1" officeooo:paragraph-rsid="001d6da1" style:font-size-asian="16pt" style:font-size-complex="16pt"/>
    </style:style>
    <style:style style:name="P26" style:family="paragraph" style:parent-style-name="Standard">
      <style:text-properties fo:font-size="16pt" fo:font-weight="normal" officeooo:rsid="002d4a27" officeooo:paragraph-rsid="002d4a27" style:font-size-asian="16pt" style:font-weight-asian="normal" style:font-size-complex="16pt" style:font-weight-complex="normal"/>
    </style:style>
    <style:style style:name="P27" style:family="paragraph" style:parent-style-name="Standard">
      <style:text-properties fo:font-size="16pt" fo:font-weight="normal" officeooo:rsid="002e2df1" officeooo:paragraph-rsid="002e2df1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cc1a"/>
    </style:style>
    <style:style style:name="T3" style:family="text">
      <style:text-properties officeooo:rsid="00235a81"/>
    </style:style>
    <style:style style:name="T4" style:family="text">
      <style:text-properties officeooo:rsid="0027bae8"/>
    </style:style>
    <style:style style:name="T5" style:family="text">
      <style:text-properties officeooo:rsid="00283f5d"/>
    </style:style>
    <style:style style:name="T6" style:family="text">
      <style:text-properties officeooo:rsid="0028e1ac"/>
    </style:style>
    <style:style style:name="T7" style:family="text">
      <style:text-properties officeooo:rsid="0029231c"/>
    </style:style>
    <style:style style:name="T8" style:family="text">
      <style:text-properties officeooo:rsid="002a2ddc"/>
    </style:style>
    <style:style style:name="T9" style:family="text">
      <style:text-properties officeooo:rsid="002b111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d4a27" style:font-weight-asian="normal" style:font-weight-complex="normal"/>
    </style:style>
    <style:style style:name="T12" style:family="text">
      <style:text-properties officeooo:rsid="002e2df1"/>
    </style:style>
    <style:style style:name="T13" style:family="text">
      <style:text-properties officeooo:rsid="001d20c8"/>
    </style:style>
    <style:style style:name="T14" style:family="text">
      <style:text-properties officeooo:rsid="003052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figurações do Git Hub (aula 1)</text:p>
      <text:p text:style-name="P1"/>
      <text:p text:style-name="P23">git config –global user.name”---o nome que quiser”</text:p>
      <text:p text:style-name="P23"/>
      <text:p text:style-name="P23">git config –global e-mail “o e-mail de usuário padrão.”</text:p>
      <text:p text:style-name="P23"/>
      <text:p text:style-name="P24">cd .. (sobe 1 level na navegação de documentos)</text:p>
      <text:p text:style-name="P24"/>
      <text:p text:style-name="P24">cd c/wamp/www/...(direcionamento/navegação no git)</text:p>
      <text:p text:style-name="P1"/>
      <text:p text:style-name="P2">Configurações do Git Hub (aula 2)</text:p>
      <text:p text:style-name="P1"/>
      <text:p text:style-name="P25">Up turner Studio (programa <text:span text:style-name="T7">para baixar “ferramenta”</text:span>)</text:p>
      <text:p text:style-name="P25"/>
      <text:p text:style-name="P25">git init (inicia um repositório)</text:p>
      <text:p text:style-name="P25"/>
      <text:p text:style-name="P25">git status (vê como está o status de seu repositório, se há algo para ser atualizado) </text:p>
      <text:p text:style-name="P25"/>
      <text:p text:style-name="P25">git add (adiciona novos arquivos dentro desse repositório) </text:p>
      <text:p text:style-name="P25"/>
      <text:p text:style-name="P24">git add . (nome do arquivo)</text:p>
      <text:p text:style-name="P24"/>
      <text:p text:style-name="P24">git add *. (formato de arquivo, para adicionar todos eles.)</text:p>
      <text:p text:style-name="P24"/>
      <text:p text:style-name="P24">git add. (adiciona tudo)</text:p>
      <text:p text:style-name="P24"/>
      <text:p text:style-name="P24">git -a -m (adiciona o arquivo junto com uma mensagem também, variação do git add.)</text:p>
      <text:p text:style-name="P24"/>
      <text:p text:style-name="P24"/>
      <text:p text:style-name="P24">git commit -m (envia os repositórios ao intermediário, junto com uma mensagem)</text:p>
      <text:p text:style-name="P24"/>
      <text:p text:style-name="P24"><text:span text:style-name="T1">.gitignore</text:span> ( formato para se colocar em um arquivo para que o git entenda que você não quer subir aquele arquivo)</text:p>
      <text:p text:style-name="P24"/>
      <text:p text:style-name="P24"/>
      <text:p text:style-name="P3"/>
      <text:p text:style-name="P3"/>
      <text:p text:style-name="P3"><text:soft-page-break/>Configurações do Git Hub (aula <text:span text:style-name="T2">3</text:span>)</text:p>
      <text:p text:style-name="P3"/>
      <text:p text:style-name="P13">git diff (Mostra as diferenças/alterações feitas no arquivo)</text:p>
      <text:p text:style-name="P13"/>
      <text:p text:style-name="P13">git diff – staged (“)</text:p>
      <text:p text:style-name="P13"/>
      <text:p text:style-name="P13">git log (histórico de todos os commits)</text:p>
      <text:p text:style-name="P13"/>
      <text:p text:style-name="P13">git log -p (histórico junto com alterações feitas no arquivo)</text:p>
      <text:p text:style-name="P13"/>
      <text:p text:style-name="P13">git log -p -n* (Com esse comando com a legenda n como sendo um numero você seleciona o quanto de commits você quer que exiba na página.)</text:p>
      <text:p text:style-name="P13"/>
      <text:p text:style-name="P13">gitk (abra a interface grafica)</text:p>
      <text:p text:style-name="P13"/>
      <text:p text:style-name="P4">Configurações do Git Hub (aula <text:span text:style-name="T3">4</text:span>)</text:p>
      <text:p text:style-name="P4"/>
      <text:p text:style-name="P14">git log –pretty==oneline (comando que mostra o histórico)</text:p>
      <text:p text:style-name="P14"/>
      <text:p text:style-name="P14">git commit –amend -m “...“(altera o commit já feito, ou seja o edita.)</text:p>
      <text:p text:style-name="P14"/>
      <text:p text:style-name="P14">git reset HEAD exemplo.txt (para tirar da área intermediária de envio.)</text:p>
      <text:p text:style-name="P14"/>
      <text:p text:style-name="P14">git checkout - - exemplo.txt (para discartar as alterações feitas nesse arquivo.)</text:p>
      <text:p text:style-name="P14"/>
      <text:p text:style-name="P14">git rm (para excluir o arquivo e não ser comitado /caso você o renomeie/ou o exclua porque não vai trabalhar mais com ele.)</text:p>
      <text:p text:style-name="P14"/>
      <text:p text:style-name="P5">Configurações do Git Hub (aula <text:span text:style-name="T4">5/ Tags Branchs</text:span>)</text:p>
      <text:p text:style-name="P5"/>
      <text:p text:style-name="P15">git tag (lista as tags criadas)</text:p>
      <text:p text:style-name="P15"/>
      <text:p text:style-name="P15">git tag -a -m “ <text:s/>“ ( adiciona uma etiqueta “tag” e cria uma mensagem sobre ela se você quiser especificar em que você está “taguiando” pegue o nome da key do arquivo e cole depos do -a v.n.n)</text:p>
      <text:p text:style-name="P15"/>
      <text:p text:style-name="P15">git show v.n.n( Mostra com mais detalhes a versão especificada)</text:p>
      <text:p text:style-name="P15"><text:soft-page-break/></text:p>
      <text:p text:style-name="P15">git checkout 'vn.n' (<text:span text:style-name="T5">Mostra para você a versão anterior ou posterior como selecionada por você)</text:span></text:p>
      <text:p text:style-name="P15"/>
      <text:p text:style-name="P16">git checkout master ( mostra todas as tags criadas “importa o que tem no arquivo principal” )</text:p>
      <text:p text:style-name="P16"/>
      <text:p text:style-name="P16">git tag -d v n.n (deleta a tag selecionada)</text:p>
      <text:p text:style-name="P16"/>
      <text:p text:style-name="P16">Branch é a diversificação/separação de ramificações com o fim de melhor ajustar/organizar o seu desenvolvimento. Branch master sempre será o principal</text:p>
      <text:p text:style-name="P16"/>
      <text:p text:style-name="P17">git branch (Lista os branchs)</text:p>
      <text:p text:style-name="P17"/>
      <text:p text:style-name="P16">git branch exemplo( Cria um novo branch, uma nova ramificação)</text:p>
      <text:p text:style-name="P16"/>
      <text:p text:style-name="P16">gir checkout exemplo ( Muda/visualiza para aquele branch <text:s/>/*dentro de seus terminal do git*/</text:p>
      <text:p text:style-name="P16"/>
      <text:p text:style-name="P16">git checkout -b exemplo (vai direto para a ramificação)</text:p>
      <text:p text:style-name="P16"/>
      <text:p text:style-name="P16">git merge exemplo ( você sempre deve estar no ambiente aonde você quer que seja adicionado nesta informação /* você sempre deve estar no destino, sendo exemplo a origem*/)</text:p>
      <text:p text:style-name="P16"/>
      <text:p text:style-name="P16">git merge -d exemplo (deleta o branch<text:span text:style-name="T6">)</text:span></text:p>
      <text:p text:style-name="P16"/>
      <text:p text:style-name="P16"/>
      <text:p text:style-name="P6">Configurações do Git Hub (<text:span text:style-name="T9">Aula 6</text:span> /<text:span text:style-name="T8">Inicialização de um Projeto)</text:span></text:p>
      <text:p text:style-name="P15"/>
      <text:p text:style-name="P18">Crie uma pasta onde você deixará salvo os arquivos do projeto que você está fazendo</text:p>
      <text:p text:style-name="P18"/>
      <text:p text:style-name="P18">git init - - bare (inicializa um novo repositório para compartilhamento naquele local especifico)</text:p>
      <text:p text:style-name="P18"/>
      <text:p text:style-name="P19">git clone <text:a xlink:type="simple" xlink:href="../../../../../..//vmserver/projetos/exemplo" text:style-name="Internet_20_link" text:visited-style-name="Visited_20_Internet_20_Link">file:////vmserver/projetos/exemplo</text:a> prjrede1 /*projeto 1*/ (é a maneira de você <text:span text:style-name="T12">clonar</text:span> o seu projeto disponibilizando a outros aqueles <text:soft-page-break/>documentos)</text:p>
      <text:p text:style-name="P19"/>
      <text:p text:style-name="P20"/>
      <text:p text:style-name="P20">git remote (usa-se esse comando para você descobrir o nome de seu servidor remoto, para descobrir como enviar seus arquivos /* como dar um push em seus arquivos */ </text:p>
      <text:p text:style-name="P20"/>
      <text:p text:style-name="P20">git push origin* master (envia os seus arquivos para o servidor aonde está compartilhado os arquivos [*nome de servidor remoto])</text:p>
      <text:p text:style-name="P20"/>
      <text:p text:style-name="P20">git pull origin* master (atualiza os dados do servidor para o seu local de trabalho)</text:p>
      <text:p text:style-name="P20"/>
      <text:p text:style-name="P20">git fetch origin* brunch* (você pode baixar esses arquivos para um brunch secundário, em vez do local aonde você está trabalhando, para não dar conflitos, assim usa-se esse comando)</text:p>
      <text:p text:style-name="P20"/>
      <text:p text:style-name="P20"/>
      <text:p text:style-name="P8">Configurações do Git Hub (<text:span text:style-name="T9">Aula 7 / Trabalhando com o Git Hub)</text:span></text:p>
      <text:p text:style-name="P8"/>
      <text:p text:style-name="P21">Utilizando o Git Hub você salva seus projetos na nuvem para facilitar seu trabalho no desenvolvimento de projetos.</text:p>
      <text:p text:style-name="P8"/>
      <text:p text:style-name="P8"><text:s/><text:span text:style-name="T11">ssh-keygen (gera uma chave para que você declare aonde está trabalhando com sua estação do git)</text:span></text:p>
      <text:p text:style-name="P21"/>
      <text:p text:style-name="P21">/* depois de criar sua keygen, logo abaixo ele mostrará um atalho de onde está salvo o arquivo para você validá-lo no site do git-hub */</text:p>
      <text:p text:style-name="P21"/>
      <text:p text:style-name="P21">/* Para trabalhar com esse projeto (quando criado no git-hub) copia-se então a chave ssh e depois dará um clone em sua máquina */</text:p>
      <text:p text:style-name="P21"/>
      <text:p text:style-name="P21">git clone endereço (baixa para sua máquina para você poder utiliza-lo)</text:p>
      <text:p text:style-name="P21"/>
      <text:p text:style-name="P21"/>
      <text:p text:style-name="P10"><text:span text:style-name="T10"><text:s/></text:span><text:span text:style-name="T13">Configurações do Git Hub(Aula 8 / Como Colaborar com Projetos)</text:span></text:p>
      <text:p text:style-name="P10"/>
      <text:p text:style-name="P10"/>
      <text:p text:style-name="P11"><text:span text:style-name="T11">P</text:span><text:span text:style-name="T10">ara trabalhar com o determinado projeto, logado em sua conta, vá até a </text:span><text:soft-page-break/><text:span text:style-name="T10">localização do projeto e de um fork no projeto. Dando um fork você estará solicitando os arquivos, você disponibilizará aquilo para você.</text:span></text:p>
      <text:p text:style-name="P27"/>
      <text:p text:style-name="P27">Copie o SSH do projeto no git e utilizando o camando git clone copie então para sua máquina local os arquivos.</text:p>
      <text:p text:style-name="P27"/>
      <text:p text:style-name="P27">Depois de trabalhar no projeto então suba então para seu repositório on-line.</text:p>
      <text:p text:style-name="P27"/>
      <text:p text:style-name="P11">Pull Request</text:p>
      <text:p text:style-name="P7"/>
      <text:p text:style-name="P22">É a solicitação de envio, aonde depois de trabalhar em determinado projeto, você envia seu trabalho ao autor para que ele então veja as alterações por você feita e aceite ou não sua colaboração.</text:p>
      <text:p text:style-name="P22"/>
      <text:p text:style-name="P12">Analisando os 'Pull Requests'</text:p>
      <text:p text:style-name="P12"/>
      <text:p text:style-name="P22">Quando o autor do projeto for olhar sua pasta de seu projeto “dentro do git-hub” ele verá em sua página notificações de pull-requests, então ele verá as alterações feitas e terá a opção de dar um merge daqu<text:span text:style-name="T14">e</text:span>le arquivo ou não.</text:p>
      <text:p text:style-name="P22"/>
      <text:p text:style-name="P12">Excluindo Arquivos</text:p>
      <text:p text:style-name="P22"/>
      <text:p text:style-name="P22">Apertando em Settings vá na opção apagar repositórios.</text:p>
      <text:p text:style-name="P22"/>
      <text:p text:style-name="P7"/>
      <text:p text:style-name="P7"/>
      <text:p text:style-name="P20"/>
      <text:p text:style-name="P18"/>
      <text:p text:style-name="P18"/>
      <text:p text:style-name="P18"/>
      <text:p text:style-name="P18"/>
      <text:p text:style-name="P18"/>
      <text:p text:style-name="P9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00:03:49.206000000</meta:creation-date>
    <dc:date>2015-12-25T20:22:20.437000000</dc:date>
    <meta:editing-duration>PT2H6M48S</meta:editing-duration>
    <meta:editing-cycles>15</meta:editing-cycles>
    <meta:generator>LibreOffice/5.0.2.2$Windows_x86 LibreOffice_project/37b43f919e4de5eeaca9b9755ed688758a8251fe</meta:generator>
    <meta:document-statistic meta:table-count="0" meta:image-count="0" meta:object-count="0" meta:page-count="5" meta:paragraph-count="67" meta:word-count="913" meta:character-count="5407" meta:non-whitespace-character-count="4554"/>
  </office:meta>
</office:document-meta>
</file>